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style:font-name="Courier New" officeooo:rsid="000c2dbc" officeooo:paragraph-rsid="000c2dbc"/>
    </style:style>
    <style:style style:name="P2" style:family="paragraph" style:parent-style-name="Text_20_body">
      <style:text-properties style:font-name="Courier New" officeooo:rsid="000c2dbc" officeooo:paragraph-rsid="000c2dbc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style:page-number="auto" fo:background-color="transparent"/>
      <style:text-properties style:font-name="Courier New" officeooo:rsid="000e26c9" officeooo:paragraph-rsid="000e26c9"/>
    </style:style>
    <style:style style:name="P4" style:family="paragraph" style:parent-style-name="Title">
      <style:text-properties style:font-name="Courier New" fo:font-size="28pt" fo:font-weight="bold" officeooo:rsid="000c2dbc" officeooo:paragraph-rsid="000c2dbc" style:font-name-asian="Microsoft YaHei" style:font-size-asian="28pt" style:font-weight-asian="bold" style:font-name-complex="Lucida Sans" style:font-size-complex="28pt" style:font-weight-complex="bold"/>
    </style:style>
    <style:style style:name="P5" style:family="paragraph" style:parent-style-name="Text_20_body">
      <style:text-properties style:font-name="Courier New" officeooo:rsid="000c2dbc" officeooo:paragraph-rsid="000c2dbc"/>
    </style:style>
    <style:style style:name="P6" style:family="paragraph" style:parent-style-name="Text_20_body">
      <style:text-properties style:font-name="Courier New" officeooo:rsid="000c2dbc" officeooo:paragraph-rsid="001222cc"/>
    </style:style>
    <style:style style:name="T1" style:family="text">
      <style:text-properties officeooo:rsid="0010a979"/>
    </style:style>
    <style:style style:name="T2" style:family="text">
      <style:text-properties officeooo:rsid="00113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niestação Meteorológica</text:p>
      <text:p text:style-name="P1">Relatório 11</text:p>
      <text:p text:style-name="P2"/>
      <text:p text:style-name="P3">A programação final foi feita com a junção de todos os programas individuais feitos anteriormente, com as modificações necessárias. <text:span text:style-name="T1">Está na pasta de nome Programa__o.</text:span></text:p>
      <text:p text:style-name="P2"><text:tab/><text:span text:style-name="T2">Na primeira vez que o programa foi passado para o Arduino, a seguinte linha deve ser adicionada ao void setup ():</text:span></text:p>
      <text:p text:style-name="P2"><text:tab/>rtc.adjust(DateTime(2021, 10, 26, 15, 24, 00)); //(ANO), (MÊS), (DIA), (HORA), (MINUTOS), (SEGUNDOS)</text:p>
      <text:p text:style-name="P6"><text:tab/><text:span text:style-name="T2">Ela serve para ajustar o ano, mês, dia, hora, minutos e segundos ao relógio. </text:span></text:p>
      <text:p text:style-name="P6"><text:span text:style-name="T2"><text:tab/>A programação deve ser passada novamente ao Arduino sem essa linha pois, caso o Arduino reinicie (por falta de energia), o relógio não seja reajust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1:13:17.167000000</meta:creation-date>
    <dc:date>2021-10-26T15:37:42.818000000</dc:date>
    <meta:editing-duration>PT2H22M30S</meta:editing-duration>
    <meta:editing-cycles>4</meta:editing-cycles>
    <meta:generator>LibreOffice/7.1.1.2$Windows_x86 LibreOffice_project/fe0b08f4af1bacafe4c7ecc87ce55bb426164676</meta:generator>
    <meta:document-statistic meta:table-count="0" meta:image-count="0" meta:object-count="0" meta:page-count="1" meta:paragraph-count="7" meta:word-count="101" meta:character-count="648" meta:non-whitespace-character-count="549"/>
  </office:meta>
</office:document-meta>
</file>